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26c" officeooo:paragraph-rsid="000432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3-06-16T22:25:13.010000000</dc:date>
    <meta:editing-duration>PT46S</meta:editing-duration>
    <meta:editing-cycles>3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